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3E8D3251D3AC75A0DDC.png" manifest:media-type="image/png"/>
  <manifest:file-entry manifest:full-path="Pictures/10000201000003E8000003E8392EFF7428D5F478.png" manifest:media-type="image/png"/>
  <manifest:file-entry manifest:full-path="Pictures/10000201000003E800000379702A8A58BA651898.png" manifest:media-type="image/png"/>
  <manifest:file-entry manifest:full-path="Pictures/10000201000003E8000003E89447280157168C64.png" manifest:media-type="image/png"/>
  <manifest:file-entry manifest:full-path="Pictures/10000201000003E8000003E869CE339848D7BC8A.png" manifest:media-type="image/png"/>
  <manifest:file-entry manifest:full-path="Pictures/10000201000003E8000003E8C727DCC6D53136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/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刻明朝 Regular" svg:font-family="'刻明朝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8.81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8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20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21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1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21.2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9.2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fo:text-align="center" style:text-autospace="none"/>
      <style:text-properties fo:color="#000000" style:font-name="刻明朝 Regular" fo:font-size="9.5pt" fo:font-style="italic" fo:font-weight="bold" style:font-name-asian="刻明朝 Regular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/>
    </style:style>
    <style:style style:name="P6" style:family="paragraph">
      <loext:graphic-properties draw:fill="none" draw:fill-color="#ffffff"/>
      <style:paragraph-properties fo:text-align="start" style:text-autospace="none"/>
      <style:text-properties fo:color="#000000" style:font-name="刻明朝 Regular" fo:font-size="36pt" fo:font-style="italic" fo:font-weight="bold" style:font-name-asian="刻明朝 Regular" style:font-size-asian="36pt" style:font-style-asian="italic" style:font-weight-asian="bold" style:font-name-complex="MS Gothic1" style:font-size-complex="36pt" style:font-style-complex="italic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刻明朝 Regular" fo:font-size="40pt" fo:font-style="italic" fo:font-weight="bold" style:font-name-asian="刻明朝 Regular" style:font-size-asian="40pt" style:font-style-asian="italic" style:font-weight-asian="bold" style:font-size-complex="40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刻明朝 Regular" fo:font-size="32pt" fo:font-style="italic" fo:font-weight="bold" style:font-name-asian="刻明朝 Regular" style:font-size-asian="32pt" style:font-style-asian="italic" style:font-weight-asian="bold" style:font-name-complex="MS Gothic1" style:font-size-complex="32pt" style:font-style-complex="italic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刻明朝 Regular" fo:font-size="40pt" fo:font-style="italic" fo:text-shadow="none" style:text-underline-style="none" fo:font-weight="bold" style:letter-kerning="true" style:font-name-asian="刻明朝 Regular" style:font-size-asian="40pt" style:font-style-asian="italic" style:font-weight-asian="bold" style:font-name-complex="MS Gothic1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刻明朝 Regular" fo:font-size="36pt" fo:font-style="italic" fo:text-shadow="none" style:text-underline-style="none" fo:font-weight="bold" style:letter-kerning="true" style:font-name-asian="刻明朝 Regular" style:font-size-asian="36pt" style:font-style-asian="italic" style:font-weight-asian="bold" style:font-name-complex="MS Gothic1" style:font-size-complex="36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刻明朝 Regular" fo:font-size="40pt" fo:font-style="italic" fo:font-weight="bold" style:font-name-asian="刻明朝 Regular" style:font-size-asian="40pt" style:font-style-asian="italic" style:font-weight-asian="bold" style:font-name-complex="MS Gothic1" style:font-size-complex="40pt" style:font-style-complex="italic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刻明朝 Regular" fo:font-size="32pt" fo:font-style="italic" fo:text-shadow="none" style:text-underline-style="none" fo:font-weight="bold" style:letter-kerning="true" style:font-name-asian="刻明朝 Regular" style:font-size-asian="32pt" style:font-style-asian="italic" style:font-weight-asian="bold" style:font-name-complex="MS Gothic1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311cm" svg:height="4.47cm" svg:x="0.845cm" svg:y="20.854cm">
          <draw:text-box>
            <text:p text:style-name="P1"><text:span text:style-name="T1">とある屋敷で、</text:span></text:p>
            <text:p text:style-name="P1"><text:span text:style-name="T1">動物達のパーティーが開かれていました。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392EFF7428D5F47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17.78cm" svg:height="17.78cm" svg:x="1.61cm" svg:y="5.11cm">
          <draw:image xlink:href="Pictures/10000201000003E800000379702A8A58BA651898.png" xlink:type="simple" xlink:show="embed" xlink:actuate="onLoad" loext:mime-type="image/png">
            <text:p/>
          </draw:image>
        </draw:frame>
        <draw:frame draw:style-name="gr4" draw:text-style-name="P2" draw:layer="layout" svg:width="19.344cm" svg:height="4.47cm" svg:x="0.828cm" svg:y="11.765cm">
          <draw:text-box>
            <text:p text:style-name="P1"><text:span text:style-name="T1">パーティーが賑わう中、ナイフを刺された</text:span></text:p>
            <text:p text:style-name="P1"><text:span text:style-name="T1">来客の死体が発見されます。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14.392cm" svg:height="4.47cm" svg:x="3.304cm" svg:y="20.854cm">
          <draw:text-box>
            <text:p text:style-name="P1"><text:span text:style-name="T1">「この中に殺人鬼がいる」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69CE339848D7BC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6" draw:layer="layout" svg:width="21.999cm" svg:height="4.47cm" svg:x="-0.154cm" svg:y="20.854cm">
          <draw:text-box>
            <text:p text:style-name="P5"><text:span text:style-name="T2">そう察した来客達は</text:span></text:p>
            <text:p text:style-name="P5"><text:span text:style-name="T2">屋敷から逃げ出そうとしますが、</text:span></text:p>
            <text:p text:style-name="P5"><text:span text:style-name="T2">出口の扉に鍵がかかっていることに気が付きます。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C727DCC6D53136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8" draw:layer="layout" svg:width="14.15cm" svg:height="4.481cm" svg:x="3.696cm" svg:y="11.76cm">
          <draw:text-box>
            <text:p text:style-name="P1"><text:span text:style-name="T3">来客達が慌てふためく中、</text:span></text:p>
            <text:p text:style-name="P1"><text:span text:style-name="T3">突然不気味なアナウンスが</text:span></text:p>
            <text:p text:style-name="P1"><text:span text:style-name="T3">屋敷中に鳴り響きます。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9" draw:layer="layout" svg:width="21.736cm" svg:height="4.47cm" svg:x="-0.4cm" svg:y="20.854cm">
          <draw:text-box>
            <text:p text:style-name="P1"><text:span text:style-name="T4">「これよりゲームを開催致します。</text:span></text:p>
            <text:p text:style-name="P1"><text:span text:style-name="T4">　屋敷には殺人鬼が紛れ込んでいます。</text:span></text:p>
            <text:p text:style-name="P1"><text:span text:style-name="T4">　隠された鍵を探し、</text:span></text:p>
            <text:p text:style-name="P1"><text:span text:style-name="T4">　見事脱出することができれば貴方達の勝利です！」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D3251D3AC75A0DD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2" draw:layer="layout" svg:width="19.787cm" svg:height="4.47cm" svg:x="0.607cm" svg:y="20.854cm">
          <draw:text-box>
            <text:p text:style-name="P1"><text:span text:style-name="T1">パーティーの来客達は</text:span></text:p>
            <text:p text:style-name="P1"><text:span text:style-name="T1">鍵の在処の手がかりを集めて脱出を、</text:span></text:p>
            <text:p text:style-name="P1"><text:span text:style-name="T1">殺人鬼は来客全員を</text:span></text:p>
            <text:p text:style-name="P1"><text:span text:style-name="T1">殺害することを目指しましょう。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9447280157168C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/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刻明朝 Regular" svg:font-family="'刻明朝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2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5cm" svg:y="1.113cm" presentation:class="title" presentation:placeholder="true">
        <draw:text-box/>
      </draw:frame>
      <draw:frame presentation:style-name="Default-outline1" draw:layer="backgroundobjects" svg:width="18.899cm" svg:height="16.239cm" svg:x="1.05cm" svg:y="6.548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2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7cm" svg:y="25.5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7:20:47.384000000</meta:creation-date>
    <dc:date>2019-11-27T12:51:03.617000000</dc:date>
    <meta:editing-duration>PT57M46S</meta:editing-duration>
    <meta:editing-cycles>8</meta:editing-cycles>
    <meta:generator>LibreOffice/6.2.8.2$Windows_X86_64 LibreOffice_project/f82ddfca21ebc1e222a662a32b25c0c9d20169ee</meta:generator>
    <meta:document-statistic meta:object-count="48"/>
  </office:meta>
</office:document-meta>
</file>